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0373" draw:fill-color="#a1467e" draw:textarea-horizontal-align="justify" draw:textarea-vertical-align="middle" draw:auto-grow-height="false" fo:min-height="2.75cm" fo:min-width="16.5cm"/>
      <style:paragraph-properties style:writing-mode="lr-tb"/>
    </style:style>
    <style:style style:name="gr2" style:family="graphic" style:parent-style-name="standard">
      <style:graphic-properties svg:stroke-color="#f10d0c" draw:fill-color="#ff6d6d" draw:textarea-horizontal-align="justify" draw:textarea-vertical-align="middle" draw:auto-grow-height="false" fo:min-height="2.75cm" fo:min-width="16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middle" draw:auto-grow-height="false" fo:min-height="2.75cm" fo:min-width="15.5cm"/>
      <style:paragraph-properties style:writing-mode="lr-tb"/>
    </style:style>
    <style:style style:name="gr4" style:family="graphic" style:parent-style-name="standard">
      <style:graphic-properties svg:stroke-color="#e8a202" draw:fill-color="#ffde59" draw:textarea-horizontal-align="justify" draw:textarea-vertical-align="middle" draw:auto-grow-height="false" fo:min-height="0.75cm" fo:min-width="15.25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ffff6d" draw:textarea-horizontal-align="justify" draw:textarea-vertical-align="middle" draw:auto-grow-height="false" fo:min-height="1.75cm" fo:min-width="15cm"/>
      <style:paragraph-properties style:writing-mode="lr-tb"/>
    </style:style>
    <style:style style:name="gr6" style:family="graphic" style:parent-style-name="standard">
      <style:graphic-properties svg:stroke-color="#ed4c05" draw:fill-color="#ff7b59" draw:textarea-horizontal-align="justify" draw:textarea-vertical-align="middle" draw:auto-grow-height="false" fo:min-height="1.75cm" fo:min-width="15.75cm"/>
      <style:paragraph-properties style:writing-mode="lr-tb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75cm" fo:min-width="14.75cm"/>
      <style:paragraph-properties style:writing-mode="lr-tb"/>
    </style:style>
    <style:style style:name="gr8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14.5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68253" draw:fill-color="#81aca6" draw:textarea-horizontal-align="justify" draw:textarea-vertical-align="middle" draw:auto-grow-height="false" fo:min-height="0.75cm" fo:min-width="14.25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4cm"/>
      <style:paragraph-properties style:writing-mode="lr-tb"/>
    </style:style>
    <style:style style:name="gr12" style:family="graphic" style:parent-style-name="standard">
      <style:graphic-properties svg:stroke-color="#5b277d" draw:fill-color="#8e86ae" draw:textarea-horizontal-align="justify" draw:textarea-vertical-align="middle" draw:auto-grow-height="false" fo:min-height="0.75cm" fo:min-width="13.75cm"/>
      <style:paragraph-properties style:writing-mode="lr-tb"/>
    </style:style>
    <style:style style:name="gr13" style:family="graphic" style:parent-style-name="standard">
      <style:graphic-properties svg:stroke-color="#a7074b" draw:fill-color="#e16173" draw:textarea-horizontal-align="justify" draw:textarea-vertical-align="middle" draw:auto-grow-height="false" fo:min-height="2.75cm" fo:min-width="16.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16" style:family="graphic" style:parent-style-name="standard">
      <style:graphic-properties svg:stroke-color="#168253" draw:fill-color="#81aca6" draw:textarea-horizontal-align="justify" draw:textarea-vertical-align="middle" draw:auto-grow-height="false" fo:min-height="2.75cm" fo:min-width="2.5cm"/>
      <style:paragraph-properties style:writing-mode="lr-tb"/>
    </style:style>
    <style:style style:name="gr17" style:family="graphic" style:parent-style-name="standard">
      <style:graphic-properties svg:stroke-color="#168253" draw:fill-color="#81aca6" draw:textarea-horizontal-align="justify" draw:textarea-vertical-align="middle" draw:auto-grow-height="false" fo:min-height="0.75cm" fo:min-width="6.5cm"/>
      <style:paragraph-properties style:writing-mode="lr-tb"/>
    </style:style>
    <style:style style:name="gr18" style:family="graphic" style:parent-style-name="standard">
      <style:graphic-properties svg:stroke-color="#e8a202" draw:fill-color="#ffde59" draw:textarea-horizontal-align="justify" draw:textarea-vertical-align="middle" draw:auto-grow-height="false" fo:min-height="2.75cm" fo:min-width="2.5cm"/>
      <style:paragraph-properties style:writing-mode="lr-tb"/>
    </style:style>
    <style:style style:name="gr19" style:family="graphic" style:parent-style-name="standard">
      <style:graphic-properties svg:stroke-color="#e8a202" draw:fill-color="#ffde59" draw:textarea-horizontal-align="justify" draw:textarea-vertical-align="middle" draw:auto-grow-height="false" fo:min-height="0.75cm" fo:min-width="6.5cm"/>
      <style:paragraph-properties style:writing-mode="lr-tb"/>
    </style:style>
    <style:style style:name="gr20" style:family="graphic" style:parent-style-name="standard">
      <style:graphic-properties svg:stroke-color="#5eb91e" draw:fill-color="#d4ea6b" draw:textarea-horizontal-align="justify" draw:textarea-vertical-align="middle" draw:auto-grow-height="false" fo:min-height="3.75cm" fo:min-width="2.5cm"/>
      <style:paragraph-properties style:writing-mode="lr-tb"/>
    </style:style>
    <style:style style:name="gr21" style:family="graphic" style:parent-style-name="standard">
      <style:graphic-properties svg:stroke-color="#5eb91e" draw:fill-color="#d4ea6b" draw:textarea-horizontal-align="justify" draw:textarea-vertical-align="middle" draw:auto-grow-height="false" fo:min-height="0.75cm" fo:min-width="6.5cm"/>
      <style:paragraph-properties style:writing-mode="lr-tb"/>
    </style:style>
    <style:style style:name="gr22" style:family="graphic" style:parent-style-name="standard">
      <style:graphic-properties svg:stroke-color="#069a2e" draw:fill-color="#77bc65" draw:textarea-horizontal-align="justify" draw:textarea-vertical-align="middle" draw:auto-grow-height="false" fo:min-height="2.75cm" fo:min-width="2.5cm"/>
      <style:paragraph-properties style:writing-mode="lr-tb"/>
    </style:style>
    <style:style style:name="gr23" style:family="graphic" style:parent-style-name="standard">
      <style:graphic-properties svg:stroke-color="#069a2e" draw:fill-color="#77bc65" draw:textarea-horizontal-align="justify" draw:textarea-vertical-align="middle" draw:auto-grow-height="false" fo:min-height="0.75cm" fo:min-width="6.5cm"/>
      <style:paragraph-properties style:writing-mode="lr-tb"/>
    </style:style>
    <style:style style:name="gr24" style:family="graphic" style:parent-style-name="standard">
      <style:graphic-properties svg:stroke-color="#ea7500" draw:fill-color="#ff972f" draw:textarea-horizontal-align="justify" draw:textarea-vertical-align="middle" draw:auto-grow-height="false" fo:min-height="0.75cm" fo:min-width="16.5cm"/>
      <style:paragraph-properties style:writing-mode="lr-tb"/>
    </style:style>
    <style:style style:name="gr25" style:family="graphic" style:parent-style-name="standard">
      <style:graphic-properties svg:stroke-color="#ea7500" draw:fill-color="#ff972f" draw:textarea-horizontal-align="justify" draw:textarea-vertical-align="middle" draw:auto-grow-height="false" fo:min-height="0.75cm" fo:min-width="4.5cm"/>
      <style:paragraph-properties style:writing-mode="lr-tb"/>
    </style:style>
    <style:style style:name="gr26" style:family="graphic" style:parent-style-name="standard">
      <style:graphic-properties svg:stroke-color="#ea7500" draw:fill-color="#ff972f" draw:textarea-horizontal-align="justify" draw:textarea-vertical-align="middle" draw:auto-grow-height="false" fo:min-height="0.75cm" fo:min-width="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9.7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16.5cm"/>
      <style:paragraph-properties style:writing-mode="lr-tb"/>
    </style:style>
    <style:style style:name="gr30" style:family="graphic" style:parent-style-name="standard">
      <style:graphic-properties svg:stroke-color="#168253" draw:fill-color="#81aca6" draw:textarea-horizontal-align="justify" draw:textarea-vertical-align="middle" draw:auto-grow-height="false" fo:min-height="1.75cm" fo:min-width="16.5cm"/>
      <style:paragraph-properties style:writing-mode="lr-tb"/>
    </style:style>
    <style:style style:name="gr31" style:family="graphic" style:parent-style-name="standard">
      <style:graphic-properties svg:stroke-color="#069a2e" draw:fill-color="#77bc65" draw:textarea-horizontal-align="justify" draw:textarea-vertical-align="middle" draw:auto-grow-height="false" fo:min-height="1.75cm" fo:min-width="16.5cm"/>
      <style:paragraph-properties style:writing-mode="lr-tb"/>
    </style:style>
    <style:style style:name="gr32" style:family="graphic" style:parent-style-name="standard">
      <style:graphic-properties svg:stroke-color="#5eb91e" draw:fill-color="#d4ea6b" draw:textarea-horizontal-align="justify" draw:textarea-vertical-align="middle" draw:auto-grow-height="false" fo:min-height="1.75cm" fo:min-width="16.5cm"/>
      <style:paragraph-properties style:writing-mode="lr-tb"/>
    </style:style>
    <style:style style:name="gr33" style:family="graphic" style:parent-style-name="standard">
      <style:graphic-properties svg:stroke-color="#ea7500" draw:fill-color="#ff972f" draw:textarea-horizontal-align="justify" draw:textarea-vertical-align="middle" draw:auto-grow-height="false" fo:min-height="1.75cm" fo:min-width="16.5cm"/>
      <style:paragraph-properties style:writing-mode="lr-tb"/>
    </style:style>
    <style:style style:name="gr34" style:family="graphic" style:parent-style-name="standard">
      <style:graphic-properties svg:stroke-color="#e8a202" draw:fill-color="#ffde59" draw:textarea-horizontal-align="justify" draw:textarea-vertical-align="middle" draw:auto-grow-height="false" fo:min-height="1.75cm" fo:min-width="16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1467e"/>
      <style:paragraph-properties fo:text-align="center" style:writing-mode="lr-tb"/>
    </style:style>
    <style:style style:name="P3" style:family="paragraph">
      <loext:graphic-properties draw:fill-color="#ff6d6d"/>
      <style:paragraph-properties fo:text-align="center" style:writing-mode="lr-tb"/>
    </style:style>
    <style:style style:name="P4" style:family="paragraph">
      <loext:graphic-properties draw:fill-color="#ff972f"/>
      <style:paragraph-properties fo:text-align="center" style:writing-mode="lr-tb"/>
    </style:style>
    <style:style style:name="P5" style:family="paragraph">
      <loext:graphic-properties draw:fill-color="#ffde59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7b59"/>
      <style:paragraph-properties fo:text-align="center" style:writing-mode="lr-tb"/>
    </style:style>
    <style:style style:name="P9" style:family="paragraph">
      <loext:graphic-properties draw:fill-color="#d4ea6b"/>
      <style:paragraph-properties fo:text-align="center" style:writing-mode="lr-tb"/>
    </style:style>
    <style:style style:name="P10" style:family="paragraph">
      <loext:graphic-properties draw:fill-color="#77bc65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81aca6"/>
      <style:paragraph-properties fo:text-align="center" style:writing-mode="lr-tb"/>
    </style:style>
    <style:style style:name="P13" style:family="paragraph">
      <loext:graphic-properties draw:fill-color="#729fcf"/>
      <style:paragraph-properties fo:text-align="center" style:writing-mode="lr-tb"/>
    </style:style>
    <style:style style:name="P14" style:family="paragraph">
      <loext:graphic-properties draw:fill-color="#8e86ae"/>
      <style:paragraph-properties fo:text-align="center" style:writing-mode="lr-tb"/>
    </style:style>
    <style:style style:name="P15" style:family="paragraph">
      <loext:graphic-properties draw:fill-color="#e16173"/>
      <style:paragraph-properties fo:text-align="center" style:writing-mode="lr-tb"/>
    </style:style>
    <style:style style:name="P1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7cm" svg:height="3cm" svg:x="2cm" svg:y="25cm">
          <text:p text:style-name="P1">General purpose layer</text:p>
          <text:p text:style-name="P1">(grid, self-set, allocation, databases, list models, data layers, file I/O, network I/O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cm" svg:height="3cm" svg:x="2cm" svg:y="19cm">
          <text:p text:style-name="P1">Engine layer (OpenGL, window system, content system, world system, save system, protocol, security system, physics engin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cm" svg:height="3cm" svg:x="2cm" svg:y="14cm">
          <text:p text:style-name="P1">Library layer (material generator, modular block system, signal propagation, player transportation, item transportation, block entities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75cm" svg:height="1cm" svg:x="2cm" svg:y="13cm">
          <text:p text:style-name="P1">Subcontent layer (Electronics, Upgrades)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5.5cm" svg:height="2cm" svg:x="2cm" svg:y="11cm">
          <text:p text:style-name="P6">Main content layer (STN, WireWorld, Drugs, Electric, Item Pipes, Player Pipes)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.25cm" svg:height="2cm" svg:x="2cm" svg:y="17cm">
          <text:p text:style-name="P1">Sublibrary layer (inventories, items, blocks, worlds, universes, multiplayer system, recipe system)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5.25cm" svg:height="2cm" svg:x="2cm" svg:y="9cm">
          <text:p text:style-name="P1">Supplementary content layer</text:p>
          <text:p text:style-name="P1">(Extra Machines, Extra STN)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5cm" svg:height="1cm" svg:x="2cm" svg:y="8cm">
          <text:p text:style-name="P1">Individual worlds (game progress, perks) 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cm" svg:y1="9cm" svg:x2="19cm" svg:y2="9cm">
          <text:p/>
        </draw:line>
        <draw:line draw:style-name="gr9" draw:text-style-name="P11" draw:layer="layout" svg:x1="2cm" svg:y1="17cm" svg:x2="19cm" svg:y2="17cm">
          <text:p/>
        </draw:line>
        <draw:custom-shape draw:style-name="gr10" draw:text-style-name="P12" draw:layer="layout" svg:width="14.75cm" svg:height="1cm" svg:x="2cm" svg:y="7cm">
          <text:p text:style-name="P1">Game setup (game settings, computer setup)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4.5cm" svg:height="1cm" svg:x="2cm" svg:y="6cm">
          <text:p text:style-name="P1">User (skills, memories, knowledge)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4.25cm" svg:height="1cm" svg:x="2cm" svg:y="5cm">
          <text:p text:style-name="P1">Management (user’s parents, company, duties)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6.75cm" svg:height="3cm" svg:x="2cm" svg:y="22cm">
          <text:p text:style-name="P1">Subengine layer (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y">
        <draw:custom-shape draw:style-name="gr14" draw:text-style-name="P1" draw:layer="layout" svg:width="3cm" svg:height="3cm" svg:x="2cm" svg:y="2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5cm" svg:y="2cm">
          <text:p text:style-name="P1">Custom Cont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5cm" svg:y="3cm">
          <text:p text:style-name="P1">Content Mod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5cm" svg:y="4cm">
          <text:p text:style-name="P1">Behavior Mods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cm" svg:height="3cm" svg:x="2cm" svg:y="5cm">
          <text:p text:style-name="P1">Framework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5cm" svg:y="5cm">
          <text:p text:style-name="P1">Script Engine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5cm" svg:y="6cm">
          <text:p text:style-name="P1">Main content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5cm" svg:y="7cm">
          <text:p text:style-name="P1">Base gam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cm" svg:height="3cm" svg:x="2cm" svg:y="1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5cm" svg:y="15cm">
          <text:p text:style-name="P1">Abstract File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5cm" svg:y="16cm">
          <text:p text:style-name="P1">Abstract Network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5cm" svg:y="17cm">
          <text:p text:style-name="P1">Abstract Graphics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cm" svg:height="4cm" svg:x="2cm" svg:y="11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5cm" svg:y="11cm">
          <text:p text:style-name="P1">Physics Engin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12cm" svg:y="11cm">
          <text:p text:style-name="P1">Rendering Engin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5cm" svg:y="12cm">
          <text:p text:style-name="P1">Save Engin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12cm" svg:y="2cm">
          <text:p text:style-name="P1">Base Cont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12cm" svg:y="3cm">
          <text:p text:style-name="P1">Content Script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cm" svg:height="1cm" svg:x="12cm" svg:y="4cm">
          <text:p text:style-name="P1">Behavior Scripts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12cm" svg:y="5cm">
          <text:p text:style-name="P1">Supplementary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12cm" svg:y="6cm">
          <text:p text:style-name="P1">Main content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cm" svg:height="1cm" svg:x="12cm" svg:y="7cm">
          <text:p text:style-name="P1">Subcontent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12cm" svg:y="12cm">
          <text:p text:style-name="P1">Multiplayer 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7cm" svg:height="1cm" svg:x="12cm" svg:y="13cm">
          <text:p text:style-name="P1">Interaction Engin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5cm" svg:y="13cm">
          <text:p text:style-name="P1">Content Engin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cm" svg:height="3cm" svg:x="2cm" svg:y="8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5cm" svg:y="8cm">
          <text:p text:style-name="P1">Content Generator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5cm" svg:y="9cm">
          <text:p text:style-name="P1">Inventories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5cm" svg:y="10cm">
          <text:p text:style-name="P1">Blocks &amp; Items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12cm" svg:y="8cm">
          <text:p text:style-name="P1">Electricity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12cm" svg:y="9cm">
          <text:p text:style-name="P1">Logic Signalling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cm" svg:height="1cm" svg:x="12cm" svg:y="10cm">
          <text:p text:style-name="P1">Subcontent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12cm" svg:y="16cm">
          <text:p text:style-name="P1">Abstract Input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12cm" svg:y="15cm">
          <text:p text:style-name="P1">Abstract Sound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7cm" svg:height="1cm" svg:x="12cm" svg:y="17cm">
          <text:p text:style-name="P1">Abstract Windowing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12cm" svg:y="14cm">
          <text:p text:style-name="P1">Sound Engin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7cm" svg:height="1cm" svg:x="5cm" svg:y="14cm">
          <text:p text:style-name="P1">Player Engine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7cm" svg:height="1cm" svg:x="2cm" svg:y="18cm">
          <text:p text:style-name="P1">Bare Metal – not developed by the game’s developers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5cm" svg:height="1cm" svg:x="5cm" svg:y="19cm">
          <text:p text:style-name="P1">OpenGL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5cm" svg:height="1cm" svg:x="10cm" svg:y="19cm">
          <text:p text:style-name="P1">OpenAL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5cm" svg:height="1cm" svg:x="14.5cm" svg:y="19cm">
          <text:p text:style-name="P1">OpenCL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5cm" svg:height="1cm" svg:x="5cm" svg:y="20cm">
          <text:p text:style-name="P1">GL Component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5cm" svg:height="1cm" svg:x="14.5cm" svg:y="20cm">
          <text:p text:style-name="P1">OpenCL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5cm" svg:height="1cm" svg:x="10cm" svg:y="20cm">
          <text:p text:style-name="P1">GLFW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5cm" svg:height="10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5cm" svg:height="3cm" svg:x="1.5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5cm" svg:height="3cm" svg:x="1.5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5cm" svg:height="3cm" svg:x="1.5cm" svg:y="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omyślny">
        <draw:custom-shape draw:style-name="gr29" draw:text-style-name="P1" draw:layer="layout" svg:width="17cm" svg:height="2cm" svg:x="2cm" svg:y="2cm">
          <text:p text:style-name="P1">Content – uses frameworks to deliver ready-to-use experienc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7cm" svg:height="2cm" svg:x="2cm" svg:y="4cm">
          <text:p text:style-name="P1">Framework – handles declarative content definitions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7cm" svg:height="2cm" svg:x="2cm" svg:y="6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cm" svg:height="2cm" svg:x="2cm" svg:y="8cm">
          <text:p text:style-name="P1">Engine – uses system utilities to achieve basic game support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7cm" svg:height="2cm" svg:x="2cm" svg:y="12cm">
          <text:p text:style-name="P1">Bare Metal – not developed by the game’s developers, the lowest level in hierarchy (used only for OpenGL)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7cm" svg:height="2cm" svg:x="2cm" svg:y="10cm">
          <text:p text:style-name="P1">System – provides safe utilities for higher layers using unsafe bare metal utilites 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omyślny">
        <draw:custom-shape draw:style-name="gr29" draw:text-style-name="P1" draw:layer="layout" svg:width="17cm" svg:height="2cm" svg:x="2cm" svg:y="2cm">
          <text:p text:style-name="P1">Content: Player Pipes, STN 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7cm" svg:height="2cm" svg:x="2cm" svg:y="4cm">
          <text:p text:style-name="P1">Framework – handles declarative content definitions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7cm" svg:height="2cm" svg:x="2cm" svg:y="6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cm" svg:height="2cm" svg:x="2cm" svg:y="8cm">
          <text:p text:style-name="P1">Engine – uses system utilities to achieve basic game support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7cm" svg:height="2cm" svg:x="2cm" svg:y="10cm">
          <text:p text:style-name="P1">System – provides safe utilities for higher layers using unsafe bare metal utilites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5T17:48:19.562000000</meta:creation-date>
    <dc:date>2022-12-08T18:17:46.136000000</dc:date>
    <meta:editing-duration>PT1H19M17S</meta:editing-duration>
    <meta:editing-cycles>10</meta:editing-cycles>
    <meta:generator>LibreOffice/7.2.4.1$Windows_X86_64 LibreOffice_project/27d75539669ac387bb498e35313b970b7fe9c4f9</meta:generator>
    <meta:document-statistic meta:object-count="73"/>
  </office:meta>
</office:document-meta>
</file>